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14.01mm" fo:break-before="auto" style:use-optimal-row-height="false"/>
    </style:style>
    <style:style style:name="ro13" style:family="table-row">
      <style:table-row-properties style:row-height="7.36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2.65mm" fo:break-before="auto" style:use-optimal-row-height="false"/>
    </style:style>
    <style:style style:name="ro16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VL Pゴシック" style:font-name-asian="VL Pゴシック" style:font-name-complex="VL Pゴシック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 style:data-style-name="N0">
      <style:text-properties fo:font-size="20pt" style:font-size-asian="20pt" style:font-size-complex="20pt"/>
    </style:style>
    <style:style style:name="ce21" style:family="table-cell" style:parent-style-name="Default" style:data-style-name="N111"/>
    <style:style style:name="ce2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3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4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5" style:family="table-cell" style:parent-style-name="Default" style:data-style-name="N0">
      <style:table-cell-properties style:vertical-align="top"/>
    </style:style>
    <style:style style:name="ce2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style:font-name-asian="VL Pゴシック" style:font-name-complex="VL Pゴシック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11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2" office:value-type="string" calcext:value-type="string">
            <text:p>織田</text:p>
          </table:table-cell>
          <table:table-cell table:style-name="ce12" office:value-type="string" calcext:value-type="string">
            <text:p>矢野</text:p>
          </table:table-cell>
          <table:table-cell table:style-name="ce12" office:value-type="string" calcext:value-type="string">
            <text:p>山口</text:p>
          </table:table-cell>
          <table:table-cell table:style-name="ce15"/>
          <table:table-cell table:style-name="ce18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2月9日</text:p>
            <text:p>　12時50分</text:p>
          </table:table-cell>
          <table:table-cell table:style-name="ce8" office:value-type="string" calcext:value-type="string">
            <text:p>・カメラのハッキング動作</text:p>
            <text:p>・催涙スプレーの描画</text:p>
            <text:p>・ゲーム開始時間の同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2">
          <table:table-cell table:style-name="ce3" office:value-type="string" calcext:value-type="string">
            <text:p>　12月16日</text:p>
            <text:p>　12時50分</text:p>
          </table:table-cell>
          <table:table-cell table:style-name="ce9" office:value-type="string" calcext:value-type="string">
            <text:p>・カメラのハッキング動作とネットワーク対応、ゲージ実</text:p>
            <text:p>装</text:p>
            <text:p>・敵の視界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0日</text:p>
            <text:p>　14時20分</text:p>
          </table:table-cell>
          <table:table-cell table:style-name="ce10" office:value-type="string" calcext:value-type="string">
            <text:p><text:span text:style-name="T1">・催涙スプレー仮実装</text:span></text:p>
            <text:p><text:span text:style-name="T1">・一番近いプレイヤーに追尾する敵の動き実装</text:span>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3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1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4">
          <table:table-cell/>
          <table:table-cell table:style-name="ce18" table:formula="of:=[グループ活動報告書.C3]" office:value-type="string" office:string-value="織田" calcext:value-type="string">
            <text:p>織田</text:p>
          </table:table-cell>
          <table:table-cell table:style-name="ce18" table:formula="of:=[グループ活動報告書.D3]" office:value-type="string" office:string-value="矢野" calcext:value-type="string">
            <text:p>矢野</text:p>
          </table:table-cell>
          <table:table-cell table:style-name="ce18" table:formula="of:=[グループ活動報告書.E3]" office:value-type="string" office:string-value="山口" calcext:value-type="string">
            <text:p>山口</text:p>
          </table:table-cell>
          <table:table-cell table:style-name="ce18" table:number-columns-repeated="3"/>
          <table:table-cell table:number-columns-repeated="1017"/>
        </table:table-row>
        <table:table-row table:style-name="ro15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0-29" calcext:value-type="date">
            <text:p>10月29日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2" calcext:value-type="date">
            <text:p>11月2日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6" calcext:value-type="date">
            <text:p>11月6日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7" calcext:value-type="date">
            <text:p>11月7日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8" calcext:value-type="date">
            <text:p>11月8日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1" calcext:value-type="date">
            <text:p>11月11日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3" calcext:value-type="date">
            <text:p>11月13日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5" calcext:value-type="date">
            <text:p>11月15日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8" calcext:value-type="date">
            <text:p>11月18日</text:p>
          </table:table-cell>
          <table:table-cell table:style-name="ce23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25" calcext:value-type="date">
            <text:p>11月25日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27" calcext:value-type="date">
            <text:p>11月27日</text:p>
          </table:table-cell>
          <table:table-cell table:style-name="ce23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29" calcext:value-type="date">
            <text:p>11月29日</text:p>
          </table:table-cell>
          <table:table-cell table:style-name="ce23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02" calcext:value-type="date">
            <text:p>12月2日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06" calcext:value-type="date">
            <text:p>12月6日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09" calcext:value-type="date">
            <text:p>12月9日</text:p>
          </table:table-cell>
          <table:table-cell table:style-name="ce23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13" calcext:value-type="date">
            <text:p>12月13日</text:p>
          </table:table-cell>
          <table:table-cell table:style-name="ce2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20" calcext:value-type="date">
            <text:p>12月20日</text:p>
          </table:table-cell>
          <table:table-cell table:style-name="ce2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020"/>
        </table:table-row>
        <table:table-row table:style-name="ro14">
          <table:table-cell table:style-name="ce21"/>
          <table:table-cell table:style-name="ce23"/>
          <table:table-cell/>
          <table:table-cell table:style-name="ce29"/>
          <table:table-cell table:number-columns-repeated="1020"/>
        </table:table-row>
        <table:table-row table:style-name="ro14">
          <table:table-cell table:style-name="ce21"/>
          <table:table-cell table:style-name="ce24"/>
          <table:table-cell table:style-name="ce27"/>
          <table:table-cell table:style-name="ce30"/>
          <table:table-cell table:number-columns-repeated="1020"/>
        </table:table-row>
        <table:table-row table:style-name="ro16">
          <table:table-cell/>
          <table:table-cell table:style-name="ce25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00/00/00</text:date>, <text:time style:data-style-name="N2" text:time-value="17:43:36.33129361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2-20T17:44:49.176275463</dc:date>
    <meta:editing-cycles>23</meta:editing-cycles>
    <meta:editing-duration>PT7H22M7S</meta:editing-duration>
    <meta:document-statistic meta:table-count="2" meta:cell-count="179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15.175cm" svg:y="3.607cm" style:legend-expansion="high" chart:style-name="ch2"/>
        <chart:plot-area chart:style-name="ch3" table:cell-range-address="達成度グラフ.A2:達成度グラフ.G14" chart:data-source-has-labels="both" svg:x="0.891cm" svg:y="0cm" svg:width="15.817cm" svg:height="9.684cm">
          <chartooo:coordinate-region svg:x="1.362cm" svg:y="0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5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